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100%" draw:textarea-horizontal-align="justify" draw:textarea-vertical-align="middle" draw:auto-grow-height="false" fo:min-height="3.4cm" fo:min-width="13.33cm" draw:shadow-opacity="100%"/>
    </style:style>
    <style:style style:name="gr2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2.977cm" fo:min-width="4.232cm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 fo:min-height="0.668cm" fo:min-width="3.563cm"/>
    </style:style>
    <style:style style:name="gr4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7.199cm" fo:min-width="12.791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="solid" draw:fill-color="#ffff6d" draw:textarea-horizontal-align="justify" draw:textarea-vertical-align="middle" draw:auto-grow-height="false" fo:min-height="1.151cm" fo:min-width="0.984cm"/>
    </style:style>
    <style:style style:name="gr7" style:family="graphic" style:parent-style-name="standard">
      <style:graphic-properties draw:fill="solid" draw:fill-color="#ffe994" draw:textarea-horizontal-align="justify" draw:textarea-vertical-align="middle" draw:auto-grow-height="false" fo:min-height="2.956cm" fo:min-width="4.2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2.397cm"/>
      <style:paragraph-properties style:writing-mode="lr-tb"/>
    </style:style>
    <style:style style:name="gr9" style:family="graphic" style:parent-style-name="standard">
      <style:graphic-properties draw:fill="solid" draw:fill-color="#ffe994" draw:textarea-horizontal-align="justify" draw:textarea-vertical-align="middle" draw:auto-grow-height="false" fo:min-height="0.278cm" fo:min-width="0.6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4.0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cm" fo:min-width="2.435cm"/>
      <style:paragraph-properties style:writing-mode="lr-tb"/>
    </style:style>
    <style:style style:name="gr12" style:family="graphic" style:parent-style-name="standard">
      <style:graphic-properties draw:fill="solid" draw:fill-color="#e8f2a1" draw:textarea-horizontal-align="justify" draw:textarea-vertical-align="middle" draw:auto-grow-height="false" fo:min-height="0.453cm" fo:min-width="0.1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3.2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2cm" fo:min-width="5.4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9cm" fo:min-width="3.968cm"/>
      <style:paragraph-properties style:writing-mode="lr-tb"/>
    </style:style>
    <style:style style:name="gr16" style:family="graphic" style:parent-style-name="standard">
      <style:graphic-properties draw:fill="gradient" draw:fill-gradient-name="Gradient_20_1" draw:gradient-step-count="0" draw:textarea-vertical-align="middle" draw:auto-grow-height="false" fo:min-height="0.712cm" fo:min-width="1.417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.9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2.397cm"/>
      <style:paragraph-properties style:writing-mode="lr-tb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1.151cm" fo:min-width="0.984cm"/>
    </style:style>
    <style:style style:name="gr20" style:family="graphic" style:parent-style-name="standard">
      <style:graphic-properties draw:fill="solid" draw:fill-color="#e0c2cd" draw:textarea-horizontal-align="justify" draw:textarea-vertical-align="middle" draw:auto-grow-height="false" fo:min-height="1.151cm" fo:min-width="0.984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646cm" fo:min-width="3.565cm"/>
    </style:style>
    <style:style style:name="gr23" style:family="graphic" style:parent-style-name="standard">
      <style:graphic-properties draw:textarea-horizontal-align="justify" draw:textarea-vertical-align="middle" draw:auto-grow-height="false" fo:min-height="2.015cm" fo:min-width="3.417cm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0.646cm" fo:min-width="2.928cm"/>
      <style:paragraph-properties style:writing-mode="lr-tb"/>
    </style:style>
    <style:style style:name="gr25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873cm" fo:min-width="0.389cm" draw:shadow-opacity="50%"/>
    </style:style>
    <style:style style:name="gr26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11.21cm" fo:min-width="15.786cm" draw:shadow-opacity="50%"/>
    </style:style>
    <style:style style:name="gr27" style:family="graphic" style:parent-style-name="standard">
      <style:graphic-properties draw:fill="solid" draw:fill-color="#ffe994" draw:opacity="100%" draw:textarea-horizontal-align="justify" draw:textarea-vertical-align="middle" draw:auto-grow-height="false" fo:min-height="2.977cm" fo:min-width="4.232cm" draw:shadow-opacity="100%"/>
    </style:style>
    <style:style style:name="gr28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1.831cm" fo:min-width="1.816cm" draw:shadow-opacity="50%"/>
    </style:style>
    <style:style style:name="gr29" style:family="graphic" style:parent-style-name="standard">
      <style:graphic-properties draw:fill="solid" draw:fill-color="#99ccff" draw:gradient-step-count="0" draw:textarea-vertical-align="middle" draw:auto-grow-height="false" fo:min-height="0.458cm" fo:min-width="1.417cm" fo:wrap-option="wrap"/>
    </style:style>
    <style:style style:name="gr30" style:family="graphic" style:parent-style-name="standard">
      <style:graphic-properties draw:stroke="none" svg:stroke-color="#000000" draw:fill="none" draw:fill-color="#e8f2a1" draw:textarea-horizontal-align="left" draw:auto-grow-height="true" draw:auto-grow-width="false" fo:min-height="0.772cm" fo:min-width="2.39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972cm" fo:min-width="0.008cm"/>
    </style:style>
    <style:style style:name="gr32" style:family="graphic" style:parent-style-name="standard">
      <style:graphic-properties draw:fill="solid" draw:fill-color="#99ccff" draw:opacity="100%" draw:textarea-horizontal-align="justify" draw:textarea-vertical-align="middle" draw:auto-grow-height="false" fo:min-height="2.978cm" fo:min-width="2.532cm" draw:shadow-opacity="100%"/>
    </style:style>
    <style:style style:name="gr33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16.745cm" fo:min-width="14.971cm" draw:shadow-opacity="50%"/>
    </style:style>
    <style:style style:name="gr34" style:family="graphic" style:parent-style-name="standard">
      <style:graphic-properties draw:fill="solid" draw:fill-color="#ffe994" draw:opacity="100%" draw:textarea-horizontal-align="justify" draw:textarea-vertical-align="middle" draw:auto-grow-height="false" fo:min-height="2.782cm" fo:min-width="2.531cm" draw:shadow-opacity="100%"/>
    </style:style>
    <style:style style:name="gr35" style:family="graphic" style:parent-style-name="standard">
      <style:graphic-properties draw:fill="solid" draw:fill-color="#99ccff" draw:opacity="100%" draw:textarea-horizontal-align="justify" draw:textarea-vertical-align="middle" draw:auto-grow-height="false" fo:min-height="2.977cm" fo:min-width="6.01cm" draw:shadow-opacity="100%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278cm" fo:min-width="0.6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4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968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4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1" style:family="graphic" style:parent-style-name="standard">
      <style:graphic-properties draw:fill="solid" draw:fill-color="#ffe994" draw:opacity="100%" draw:textarea-horizontal-align="justify" draw:textarea-vertical-align="middle" draw:auto-grow-height="false" fo:min-height="1.345cm" fo:min-width="1.098cm" draw:shadow-opacity="100%"/>
    </style:style>
    <style:style style:name="gr42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0.861cm" fo:min-width="0.726cm" draw:shadow-opacity="50%"/>
    </style:style>
    <style:style style:name="gr43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0.859cm" fo:min-width="0.708cm" draw:shadow-opacity="50%"/>
    </style:style>
    <style:style style:name="gr44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0.848cm" fo:min-width="0.71cm" draw:shadow-opacity="50%"/>
    </style:style>
    <style:style style:name="gr45" style:family="graphic" style:parent-style-name="standard">
      <style:graphic-properties draw:fill="solid" draw:fill-color="#ffff6d" draw:textarea-horizontal-align="justify" draw:textarea-vertical-align="middle" draw:auto-grow-height="false" fo:min-height="0.486cm" fo:min-width="0.282cm"/>
    </style:style>
    <style:style style:name="gr46" style:family="graphic" style:parent-style-name="standard">
      <style:graphic-properties draw:fill="solid" draw:fill-color="#e8f2a1" draw:textarea-horizontal-align="justify" draw:textarea-vertical-align="middle" draw:auto-grow-height="false" fo:min-height="0.121cm" fo:min-width="0cm"/>
    </style:style>
    <style:style style:name="gr47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0.352cm" fo:min-width="0cm" draw:shadow-opacity="50%"/>
    </style:style>
    <style:style style:name="gr48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5.536cm" fo:min-width="4.351cm" draw:shadow-opacity="50%"/>
    </style:style>
    <style:style style:name="gr49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5.478cm" fo:min-width="5.736cm" draw:shadow-opacity="50%"/>
    </style:style>
    <style:style style:name="gr50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9.185cm" fo:min-width="13.753cm" draw:shadow-opacity="50%"/>
    </style:style>
    <style:style style:name="gr51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5.562cm" fo:min-width="3.917cm" draw:shadow-opacity="50%"/>
    </style:style>
    <style:style style:name="gr52" style:family="graphic" style:parent-style-name="standard">
      <style:graphic-properties draw:fill="solid" draw:fill-color="#e8f2a1" draw:opacity="50%" draw:textarea-horizontal-align="justify" draw:textarea-vertical-align="middle" draw:auto-grow-height="false" fo:min-height="0.685cm" fo:min-width="2.321cm" draw:shadow-opacity="50%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loext:graphic-properties draw:fill="solid" draw:fill-color="#dddddd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6d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e8f2a1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gradient" draw:fill-gradient-name="Gradient_20_1" draw:gradient-step-count="0"/>
      <style:paragraph-properties fo:text-align="center"/>
    </style:style>
    <style:style style:name="P15" style:family="paragraph">
      <style:text-properties style:font-name="Liberation Mono"/>
    </style:style>
    <style:style style:name="P16" style:family="paragraph">
      <loext:graphic-properties draw:fill="none" draw:fill-color="#ffffff"/>
      <style:text-properties style:font-name="Liberation Mono"/>
    </style:style>
    <style:style style:name="P17" style:family="paragraph">
      <loext:graphic-properties draw:fill="solid" draw:fill-color="#b4c7dc"/>
      <style:paragraph-properties fo:text-align="center"/>
    </style:style>
    <style:style style:name="P18" style:family="paragraph">
      <loext:graphic-properties draw:fill="solid" draw:fill-color="#e0c2cd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e8f2a1"/>
      <style:paragraph-properties fo:text-align="start"/>
    </style:style>
    <style:style style:name="P22" style:family="paragraph">
      <loext:graphic-properties draw:fill="solid" draw:fill-color="#ffff6d" draw:opacity="50%"/>
      <style:paragraph-properties fo:text-align="center"/>
    </style:style>
    <style:style style:name="P23" style:family="paragraph">
      <loext:graphic-properties draw:fill="solid" draw:fill-color="#ffe994" draw:opacity="100%"/>
      <style:paragraph-properties fo:text-align="center"/>
    </style:style>
    <style:style style:name="P24" style:family="paragraph">
      <loext:graphic-properties draw:fill="solid" draw:fill-color="#e8f2a1" draw:opacity="50%"/>
      <style:paragraph-properties fo:text-align="center"/>
    </style:style>
    <style:style style:name="P25" style:family="paragraph">
      <loext:graphic-properties draw:fill="solid" draw:fill-color="#99ccff" draw:gradient-step-count="0"/>
      <style:paragraph-properties fo:text-align="center"/>
    </style:style>
    <style:style style:name="P26" style:family="paragraph">
      <loext:graphic-properties draw:fill="none" draw:fill-color="#e8f2a1"/>
    </style:style>
    <style:style style:name="P27" style:family="paragraph">
      <loext:graphic-properties draw:fill="solid" draw:fill-color="#99ccff" draw:opacity="10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" fo:font-size="7pt" style:font-size-asian="7pt" style:font-size-complex="7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custom-shape draw:style-name="gr1" draw:text-style-name="P1" draw:layer="layout" svg:width="14.224cm" svg:height="4.044cm" svg:x="4.253cm" svg:y="17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224cm" svg:height="4.044cm" svg:x="3.452cm" svg:y="1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3.575cm" svg:x="2.651cm" svg:y="11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161cm" svg:height="1.016cm" svg:x="3.164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4.097cm" svg:height="8.255cm" svg:x="2.524cm" svg:y="2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78cm" svg:height="0.725cm" svg:x="3.388cm" svg:y="12.712cm">
          <draw:text-box>
            <text:p text:style-name="P4"><text:span text:style-name="T1">Yarn </text:span><text:span text:style-name="T1">master</text:span></text:p>
          </draw:text-box>
        </draw:frame>
        <draw:frame draw:style-name="gr5" draw:text-style-name="P6" draw:layer="layout" svg:width="6.065cm" svg:height="0.962cm" svg:x="1.256cm" svg:y="1.516cm">
          <draw:text-box>
            <text:p>Current deployment</text:p>
          </draw:text-box>
        </draw:frame>
        <draw:custom-shape draw:style-name="gr6" draw:text-style-name="P7" draw:layer="layout" svg:width="1.634cm" svg:height="1.551cm" svg:x="5.355cm" svg:y="8.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062cm" svg:height="3.552cm" svg:x="5.155cm" svg:y="4.5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181cm" svg:height="0.895cm" svg:x="5.566cm" svg:y="4.931cm">
          <draw:text-box>
            <text:p><text:span text:style-name="T2">Zeppelin</text:span></text:p>
          </draw:text-box>
        </draw:frame>
        <draw:custom-shape draw:style-name="gr9" draw:text-style-name="P8" draw:layer="layout" svg:width="1.115cm" svg:height="0.844cm" svg:x="10.608cm" svg:y="5.3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4.634cm" svg:height="0.746cm" svg:x="10.463cm" svg:y="4.599cm">
          <draw:text-box>
            <text:p><text:span text:style-name="T1">User accounts</text:span></text:p>
          </draw:text-box>
        </draw:frame>
        <draw:frame draw:style-name="gr11" draw:text-style-name="P6" draw:layer="layout" svg:width="2.652cm" svg:height="0.725cm" svg:x="11.81cm" svg:y="5.416cm">
          <draw:text-box>
            <text:p><text:span text:style-name="T1">MariaDB</text:span></text:p>
          </draw:text-box>
        </draw:frame>
        <draw:custom-shape draw:style-name="gr12" draw:text-style-name="P9" draw:layer="layout" svg:width="0.758cm" svg:height="0.777cm" svg:x="6.034cm" svg:y="9.56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.915cm" svg:height="0.725cm" svg:x="7.075cm" svg:y="9.606cm">
          <draw:text-box>
            <text:p text:style-name="P10"><text:span text:style-name="T1">Spark client</text:span></text:p>
          </draw:text-box>
        </draw:frame>
        <draw:frame draw:style-name="gr14" draw:text-style-name="P13" draw:layer="layout" svg:width="4.399cm" svg:height="0.725cm" svg:x="7.115cm" svg:y="8.94cm">
          <draw:text-box>
            <text:p text:style-name="P12"><text:span text:style-name="T1">PySpark </text:span><text:span text:style-name="T1">interpreter</text:span></text:p>
          </draw:text-box>
        </draw:frame>
        <draw:custom-shape draw:style-name="gr9" draw:text-style-name="P8" draw:layer="layout" svg:width="1.115cm" svg:height="0.844cm" svg:x="10.608cm" svg:y="7.07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6" draw:layer="layout" svg:width="3.999cm" svg:height="0.725cm" svg:x="10.463cm" svg:y="6.31cm">
          <draw:text-box>
            <text:p><text:span text:style-name="T1">Notebook </text:span><text:span text:style-name="T1">files</text:span></text:p>
          </draw:text-box>
        </draw:frame>
        <draw:custom-shape draw:style-name="gr16" draw:text-style-name="P14" draw:layer="layout" svg:width="1.916cm" svg:height="0.961cm" draw:transform="rotate (-1.5707963267949) translate (5.494cm 7.593cm)">
          <text:p/>
          <draw:enhanced-geometry svg:viewBox="0 0 21600 21600" draw:text-areas="0 0 21600 21600" draw:mirror-horizontal="true" draw:type="circular-arrow" draw:modifiers="180 0 6766.197183098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16" draw:layer="layout" svg:width="1.905cm" svg:height="0.801cm" svg:x="3.667cm" svg:y="8.173cm">
          <draw:text-box>
            <text:p text:style-name="P15"><text:span text:style-name="T3">ssh</text:span></text:p>
            <text:p text:style-name="P15"><text:span text:style-name="T3">localhost</text:span></text:p>
          </draw:text-box>
        </draw:frame>
        <draw:frame draw:style-name="gr18" draw:text-style-name="P6" draw:layer="layout" svg:width="4.029cm" svg:height="0.839cm" svg:x="3.067cm" svg:y="3.232cm">
          <draw:text-box>
            <text:p><text:span text:style-name="T2">Zepp</text:span><text:span text:style-name="T2">elin </text:span><text:span text:style-name="T2">VM</text:span></text:p>
          </draw:text-box>
        </draw:frame>
        <draw:custom-shape draw:style-name="gr19" draw:text-style-name="P17" draw:layer="layout" svg:width="1.634cm" svg:height="1.551cm" svg:x="11.456cm" svg:y="8.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58cm" svg:height="0.777cm" svg:x="12.135cm" svg:y="9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1.634cm" svg:height="1.551cm" svg:x="13.357cm" svg:y="8.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58cm" svg:height="0.777cm" svg:x="14.036cm" svg:y="9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6.461cm" svg:y1="9.968cm" svg:x2="7.223cm" svg:y2="9.968cm">
          <text:p/>
        </draw:line>
        <draw:line draw:style-name="gr21" draw:text-style-name="P19" draw:layer="layout" svg:x1="6.461cm" svg:y1="9.302cm" svg:x2="7.223cm" svg:y2="9.302cm">
          <text:p/>
        </draw:line>
        <draw:frame draw:style-name="gr5" draw:text-style-name="P5" draw:layer="layout" svg:width="2.551cm" svg:height="0.725cm" svg:x="3.113cm" svg:y="11.884cm">
          <draw:text-box>
            <text:p text:style-name="P4"><text:span text:style-name="T1">Mast</text:span><text:span text:style-name="T1">er </text:span><text:span text:style-name="T1">VM</text:span></text:p>
          </draw:text-box>
        </draw:frame>
        <draw:custom-shape draw:style-name="gr22" draw:text-style-name="P3" draw:layer="layout" svg:width="4.161cm" svg:height="0.992cm" svg:x="3.164cm" svg:y="13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067cm" svg:height="0.725cm" svg:x="3.388cm" svg:y="13.998cm">
          <draw:text-box>
            <text:p text:style-name="P4"><text:span text:style-name="T1">HDFS master</text:span></text:p>
          </draw:text-box>
        </draw:frame>
        <draw:custom-shape draw:style-name="gr1" draw:text-style-name="P1" draw:layer="layout" svg:width="14.224cm" svg:height="4.044cm" svg:x="2.651cm" svg:y="15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4.161cm" svg:height="2.509cm" svg:x="3.064cm" svg:y="1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33cm" svg:height="0.725cm" svg:x="3.318cm" svg:y="17.249cm">
          <draw:text-box>
            <text:p text:style-name="P4"><text:span text:style-name="T1">Yarn container</text:span></text:p>
          </draw:text-box>
        </draw:frame>
        <draw:frame draw:style-name="gr5" draw:text-style-name="P5" draw:layer="layout" svg:width="2.614cm" svg:height="0.725cm" svg:x="3.113cm" svg:y="16.121cm">
          <draw:text-box>
            <text:p text:style-name="P4"><text:span text:style-name="T1">Worker VM</text:span></text:p>
          </draw:text-box>
        </draw:frame>
        <draw:custom-shape draw:style-name="gr24" draw:text-style-name="P21" draw:layer="layout" svg:width="3.524cm" svg:height="0.992cm" svg:x="3.445cm" svg:y="18.079cm">
          <text:p text:style-name="P20"><text:span text:style-name="T1">Spark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4.161cm" svg:height="2.509cm" svg:x="7.564cm" svg:y="1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33cm" svg:height="0.725cm" svg:x="7.818cm" svg:y="17.25cm">
          <draw:text-box>
            <text:p text:style-name="P4"><text:span text:style-name="T1">Yarn container</text:span></text:p>
          </draw:text-box>
        </draw:frame>
        <draw:custom-shape draw:style-name="gr23" draw:text-style-name="P3" draw:layer="layout" svg:width="4.161cm" svg:height="2.509cm" svg:x="12.064cm" svg:y="1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33cm" svg:height="0.725cm" svg:x="12.318cm" svg:y="17.25cm">
          <draw:text-box>
            <text:p text:style-name="P4"><text:span text:style-name="T1">Yarn container</text:span></text:p>
          </draw:text-box>
        </draw:frame>
        <draw:line draw:style-name="gr21" draw:text-style-name="P19" draw:layer="layout" svg:x1="6.434cm" svg:y1="10.017cm" svg:x2="6.434cm" svg:y2="18.526cm">
          <text:p/>
        </draw:line>
        <draw:custom-shape draw:style-name="gr24" draw:text-style-name="P21" draw:layer="layout" svg:width="3.524cm" svg:height="0.992cm" svg:x="7.946cm" svg:y="18.08cm">
          <text:p text:style-name="P20"><text:span text:style-name="T1">Spark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6.434cm" svg:y1="10.018cm" svg:x2="11.16cm" svg:y2="18.526cm">
          <text:p/>
        </draw:line>
        <draw:custom-shape draw:style-name="gr24" draw:text-style-name="P21" draw:layer="layout" svg:width="3.524cm" svg:height="0.992cm" svg:x="12.447cm" svg:y="18.081cm">
          <text:p text:style-name="P20"><text:span text:style-name="T1">Spark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6.434cm" svg:y1="10.018cm" svg:x2="15.605cm" svg:y2="18.526cm">
          <text:p/>
        </draw:line>
        <draw:custom-shape draw:style-name="gr25" draw:text-style-name="P22" draw:layer="layout" svg:width="0.889cm" svg:height="1.272cm" draw:transform="rotate (-3.14159265358979) translate (6.244cm 7.415cm)">
          <text:p/>
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19" draw:layer="layout" svg:x1="5.826cm" svg:y1="9.382cm" svg:x2="5.826cm" svg:y2="7.223cm">
          <text:p/>
        </draw:line>
      </draw:page>
      <draw:page draw:name="page2" draw:style-name="dp1" draw:master-page-name="Empty_25_20diagram">
        <draw:custom-shape draw:style-name="gr26" draw:text-style-name="P2" draw:layer="layout" svg:width="17.526cm" svg:height="12.7cm" svg:x="1.889cm" svg:y="2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5.08cm" svg:height="3.575cm" svg:x="4.302cm" svg:y="4.7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4.302cm" svg:y="10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4.664cm" svg:y="10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4.999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634cm" svg:height="1.551cm" svg:x="4.429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58cm" svg:height="0.777cm" svg:x="5.108cm" svg:y="9.15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.915cm" svg:height="0.725cm" svg:x="6.149cm" svg:y="9.197cm">
          <draw:text-box>
            <text:p text:style-name="P10"><text:span text:style-name="T1">Spark client</text:span></text:p>
          </draw:text-box>
        </draw:frame>
        <draw:frame draw:style-name="gr14" draw:text-style-name="P13" draw:layer="layout" svg:width="4.399cm" svg:height="0.725cm" svg:x="6.189cm" svg:y="8.531cm">
          <draw:text-box>
            <text:p text:style-name="P12"><text:span text:style-name="T1">PySpark interpreter</text:span></text:p>
          </draw:text-box>
        </draw:frame>
        <draw:custom-shape draw:style-name="gr19" draw:text-style-name="P17" draw:layer="layout" svg:width="1.634cm" svg:height="1.551cm" svg:x="10.53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58cm" svg:height="0.777cm" svg:x="11.209cm" svg:y="9.1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1.634cm" svg:height="1.551cm" svg:x="14.531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58cm" svg:height="0.777cm" svg:x="15.21cm" svg:y="9.1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5.535cm" svg:y1="9.559cm" svg:x2="6.297cm" svg:y2="9.559cm">
          <text:p/>
        </draw:line>
        <draw:line draw:style-name="gr21" draw:text-style-name="P19" draw:layer="layout" svg:x1="5.535cm" svg:y1="8.893cm" svg:x2="6.297cm" svg:y2="8.893cm">
          <text:p/>
        </draw:line>
        <draw:custom-shape draw:style-name="gr29" draw:text-style-name="P25" draw:layer="layout" svg:width="1.916cm" svg:height="0.707cm" draw:transform="rotate (-1.5707963267949) translate (4.373cm 7.134cm)">
          <text:p/>
          <draw:enhanced-geometry svg:viewBox="0 0 21600 21600" draw:text-areas="0 0 21600 21600" draw:mirror-horizontal="true" draw:type="circular-arrow" draw:modifiers="180 0 6766.197183098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5" draw:layer="layout" svg:width="1.916cm" svg:height="0.707cm" draw:transform="rotate (-1.5707963267949) translate (4.373cm 9.454cm)">
          <text:p/>
          <draw:enhanced-geometry svg:viewBox="0 0 21600 21600" draw:text-areas="0 0 21600 21600" draw:mirror-horizontal="true" draw:type="circular-arrow" draw:modifiers="180 0 6766.197183098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3.181cm" svg:height="0.895cm" svg:x="4.556cm" svg:y="5.002cm">
          <draw:text-box>
            <text:p><text:span text:style-name="T2">Zeppelin</text:span></text:p>
          </draw:text-box>
        </draw:frame>
        <draw:frame draw:style-name="gr30" draw:text-style-name="P26" draw:layer="layout" svg:width="2.286cm" svg:height="1.427cm" svg:x="5.191cm" svg:y="11.219cm">
          <draw:text-box>
            <text:p><text:span text:style-name="T2">Spark</text:span></text:p>
            <text:p><text:span text:style-name="T2">worker</text:span></text:p>
          </draw:text-box>
        </draw:frame>
        <draw:custom-shape draw:style-name="gr28" draw:text-style-name="P24" draw:layer="layout" svg:width="2.54cm" svg:height="2.305cm" svg:x="10.503cm" svg:y="10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10.865cm" svg:y="10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11.2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6" draw:layer="layout" svg:width="2.286cm" svg:height="1.427cm" svg:x="11.392cm" svg:y="11.219cm">
          <draw:text-box>
            <text:p><text:span text:style-name="T2">Spark</text:span></text:p>
            <text:p><text:span text:style-name="T2">worker</text:span></text:p>
          </draw:text-box>
        </draw:frame>
        <draw:custom-shape draw:style-name="gr28" draw:text-style-name="P24" draw:layer="layout" svg:width="2.54cm" svg:height="2.305cm" svg:x="14.503cm" svg:y="10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14.865cm" svg:y="10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15.2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6" draw:layer="layout" svg:width="2.286cm" svg:height="1.427cm" svg:x="15.392cm" svg:y="11.219cm">
          <draw:text-box>
            <text:p><text:span text:style-name="T2">Spark</text:span></text:p>
            <text:p><text:span text:style-name="T2">worker</text:span></text:p>
          </draw:text-box>
        </draw:frame>
        <draw:line draw:style-name="gr21" draw:text-style-name="P19" draw:layer="layout" svg:x1="5.445cm" svg:y1="9.574cm" svg:x2="5.318cm" svg:y2="11.352cm">
          <text:p/>
        </draw:line>
        <draw:line draw:style-name="gr21" draw:text-style-name="P19" draw:layer="layout" svg:x1="5.446cm" svg:y1="9.575cm" svg:x2="4.937cm" svg:y2="11.098cm">
          <text:p/>
        </draw:line>
        <draw:line draw:style-name="gr21" draw:text-style-name="P19" draw:layer="layout" svg:x1="5.446cm" svg:y1="9.575cm" svg:x2="4.556cm" svg:y2="10.717cm">
          <text:p/>
        </draw:line>
        <draw:line draw:style-name="gr21" draw:text-style-name="P19" draw:layer="layout" svg:x1="11.645cm" svg:y1="9.574cm" svg:x2="11.518cm" svg:y2="11.352cm">
          <text:p/>
        </draw:line>
        <draw:line draw:style-name="gr21" draw:text-style-name="P19" draw:layer="layout" svg:x1="11.646cm" svg:y1="9.575cm" svg:x2="11.137cm" svg:y2="11.098cm">
          <text:p/>
        </draw:line>
        <draw:line draw:style-name="gr21" draw:text-style-name="P19" draw:layer="layout" svg:x1="11.646cm" svg:y1="9.575cm" svg:x2="10.756cm" svg:y2="10.717cm">
          <text:p/>
        </draw:line>
        <draw:line draw:style-name="gr21" draw:text-style-name="P19" draw:layer="layout" svg:x1="15.645cm" svg:y1="9.574cm" svg:x2="15.518cm" svg:y2="11.352cm">
          <text:p/>
        </draw:line>
        <draw:line draw:style-name="gr21" draw:text-style-name="P19" draw:layer="layout" svg:x1="15.646cm" svg:y1="9.575cm" svg:x2="15.137cm" svg:y2="11.098cm">
          <text:p/>
        </draw:line>
        <draw:line draw:style-name="gr21" draw:text-style-name="P19" draw:layer="layout" svg:x1="15.646cm" svg:y1="9.575cm" svg:x2="14.756cm" svg:y2="10.717cm">
          <text:p/>
        </draw:line>
        <draw:custom-shape draw:style-name="gr25" draw:text-style-name="P22" draw:layer="layout" svg:width="0.889cm" svg:height="1.272cm" draw:transform="rotate (-3.14159265358979) translate (5.444cm 7.415cm)">
          <text:p/>
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2" draw:layer="layout" svg:width="0.889cm" svg:height="1.272cm" draw:transform="rotate (-3.14159265358979) translate (6.644cm 7.415cm)">
          <text:p/>
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2" draw:layer="layout" svg:width="0.889cm" svg:height="1.272cm" draw:transform="rotate (-3.14159265358979) translate (7.944cm 7.415cm)">
          <text:p/>
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19" draw:layer="layout" svg:x1="4.81cm" svg:y1="8.94cm" svg:x2="4.81cm" svg:y2="7.161cm">
          <text:p/>
        </draw:line>
        <draw:line draw:style-name="gr21" draw:text-style-name="P19" draw:layer="layout" svg:x1="10.906cm" svg:y1="8.939cm" svg:x2="6.207cm" svg:y2="7.161cm">
          <text:p/>
        </draw:line>
        <draw:frame draw:style-name="gr5" draw:text-style-name="P6" draw:layer="layout" svg:width="5.785cm" svg:height="0.962cm" svg:x="3.343cm" svg:y="3.097cm">
          <draw:text-box>
            <text:p>Kubernetes cluster</text:p>
          </draw:text-box>
        </draw:frame>
        <draw:custom-shape draw:style-name="gr9" draw:text-style-name="P8" draw:layer="layout" svg:width="1.115cm" svg:height="0.844cm" svg:x="9.808cm" svg:y="5.3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4.634cm" svg:height="0.746cm" svg:x="9.663cm" svg:y="4.6cm">
          <draw:text-box>
            <text:p><text:span text:style-name="T1">User accounts</text:span></text:p>
          </draw:text-box>
        </draw:frame>
        <draw:frame draw:style-name="gr11" draw:text-style-name="P6" draw:layer="layout" svg:width="2.652cm" svg:height="0.725cm" svg:x="11.01cm" svg:y="5.417cm">
          <draw:text-box>
            <text:p><text:span text:style-name="T1">MariaDB</text:span></text:p>
          </draw:text-box>
        </draw:frame>
        <draw:custom-shape draw:style-name="gr9" draw:text-style-name="P8" draw:layer="layout" svg:width="1.115cm" svg:height="0.844cm" svg:x="9.808cm" svg:y="7.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6" draw:layer="layout" svg:width="3.999cm" svg:height="0.725cm" svg:x="9.663cm" svg:y="6.311cm">
          <draw:text-box>
            <text:p><text:span text:style-name="T1">Notebook files</text:span></text:p>
          </draw:text-box>
        </draw:frame>
        <draw:line draw:style-name="gr21" draw:text-style-name="P19" draw:layer="layout" svg:x1="14.97cm" svg:y1="8.812cm" svg:x2="7.477cm" svg:y2="7.161cm">
          <text:p/>
        </draw:line>
      </draw:page>
      <draw:page draw:name="page3" draw:style-name="dp1" draw:master-page-name="Empty_25_20diagram">
        <draw:custom-shape draw:style-name="gr31" draw:text-style-name="P3" draw:layer="layout" svg:width="1.016cm" svg:height="1.524cm" svg:x="4.991cm" svg:y="7.5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7" draw:layer="layout" svg:width="3.36cm" svg:height="3.556cm" svg:x="11.96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7.145cm" svg:height="18.669cm" svg:x="1.181cm" svg:y="1.246cm">
          <text:p/>
          <draw:enhanced-geometry svg:viewBox="0 0 21600 21600" draw:path-stretchpoint-x="10800" draw:path-stretchpoint-y="10800" draw:text-areas="?f3 ?f4 ?f5 ?f6" draw:type="round-rectangle" draw:modifiers="2228.53143590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.359cm" svg:height="3.36cm" svg:x="4.045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4.045cm" svg:y="14.9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4.407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2.54cm" svg:height="2.305cm" svg:x="4.742cm" svg:y="15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634cm" svg:height="1.551cm" svg:x="4.172cm" svg:y="13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58cm" svg:height="0.777cm" svg:x="4.851cm" svg:y="13.70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1.916cm" svg:height="0.707cm" draw:transform="rotate (-1.5707963267949) translate (4.116cm 11.682cm)">
          <text:p/>
          <draw:enhanced-geometry svg:viewBox="0 0 21600 21600" draw:text-areas="0 0 21600 21600" draw:mirror-horizontal="true" draw:type="circular-arrow" draw:modifiers="180 0 6766.197183098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5" draw:layer="layout" svg:width="1.916cm" svg:height="0.707cm" draw:transform="rotate (-1.5707963267949) translate (4.116cm 14.002cm)">
          <text:p/>
          <draw:enhanced-geometry svg:viewBox="0 0 21600 21600" draw:text-areas="0 0 21600 21600" draw:mirror-horizontal="true" draw:type="circular-arrow" draw:modifiers="180 0 6766.197183098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3.181cm" svg:height="0.895cm" svg:x="4.299cm" svg:y="9.55cm">
          <draw:text-box>
            <text:p><text:span text:style-name="T2">Zeppelin</text:span></text:p>
          </draw:text-box>
        </draw:frame>
        <draw:frame draw:style-name="gr30" draw:text-style-name="P26" draw:layer="layout" svg:width="2.286cm" svg:height="1.427cm" svg:x="4.934cm" svg:y="15.767cm">
          <draw:text-box>
            <text:p><text:span text:style-name="T2">Spark</text:span></text:p>
            <text:p><text:span text:style-name="T2">worker</text:span></text:p>
          </draw:text-box>
        </draw:frame>
        <draw:line draw:style-name="gr21" draw:text-style-name="P19" draw:layer="layout" svg:x1="5.188cm" svg:y1="14.122cm" svg:x2="5.061cm" svg:y2="15.9cm">
          <text:p/>
        </draw:line>
        <draw:line draw:style-name="gr21" draw:text-style-name="P19" draw:layer="layout" svg:x1="5.189cm" svg:y1="14.123cm" svg:x2="4.68cm" svg:y2="15.646cm">
          <text:p/>
        </draw:line>
        <draw:line draw:style-name="gr21" draw:text-style-name="P19" draw:layer="layout" svg:x1="5.189cm" svg:y1="14.123cm" svg:x2="4.299cm" svg:y2="15.265cm">
          <text:p/>
        </draw:line>
        <draw:custom-shape draw:style-name="gr25" draw:text-style-name="P22" draw:layer="layout" svg:width="0.889cm" svg:height="1.272cm" draw:transform="rotate (-3.14159265358979) translate (5.187cm 11.963cm)">
          <text:p/>
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19" draw:layer="layout" svg:x1="4.553cm" svg:y1="13.488cm" svg:x2="4.553cm" svg:y2="11.709cm">
          <text:p/>
        </draw:line>
        <draw:frame draw:style-name="gr5" draw:text-style-name="P6" draw:layer="layout" svg:width="5.785cm" svg:height="0.962cm" svg:x="1.943cm" svg:y="2.062cm">
          <draw:text-box>
            <text:p>Kubernetes cluster</text:p>
          </draw:text-box>
        </draw:frame>
        <draw:custom-shape draw:style-name="gr35" draw:text-style-name="P27" draw:layer="layout" svg:width="6.858cm" svg:height="3.575cm" svg:x="4.102cm" svg:y="3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181cm" svg:height="0.895cm" svg:x="4.3cm" svg:y="4.151cm">
          <draw:text-box>
            <text:p><text:span text:style-name="T2">Drupal</text:span></text:p>
          </draw:text-box>
        </draw:frame>
        <draw:custom-shape draw:style-name="gr36" draw:text-style-name="P9" draw:layer="layout" svg:width="1.115cm" svg:height="0.844cm" svg:x="7.422cm" svg:y="4.9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3.237cm" svg:height="0.746cm" svg:x="7.277cm" svg:y="4.173cm">
          <draw:text-box>
            <text:p><text:span text:style-name="T1">User accounts</text:span></text:p>
          </draw:text-box>
        </draw:frame>
        <draw:frame draw:style-name="gr37" draw:text-style-name="P6" draw:layer="layout" svg:width="2.271cm" svg:height="0.725cm" svg:x="8.624cm" svg:y="4.99cm">
          <draw:text-box>
            <text:p><text:span text:style-name="T1">MariaDB</text:span></text:p>
          </draw:text-box>
        </draw:frame>
        <draw:custom-shape draw:style-name="gr36" draw:text-style-name="P9" draw:layer="layout" svg:width="1.115cm" svg:height="0.844cm" svg:x="12.812cm" svg:y="5.8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6" draw:layer="layout" svg:width="2.349cm" svg:height="0.725cm" svg:x="12.667cm" svg:y="5.094cm">
          <draw:text-box>
            <text:p><text:span text:style-name="T1">User files</text:span></text:p>
          </draw:text-box>
        </draw:frame>
        <draw:frame draw:style-name="gr8" draw:text-style-name="P6" draw:layer="layout" svg:width="3.181cm" svg:height="0.895cm" svg:x="12.095cm" svg:y="4.161cm">
          <draw:text-box>
            <text:p><text:span text:style-name="T2">OwnCloud</text:span></text:p>
          </draw:text-box>
        </draw:frame>
        <draw:custom-shape draw:style-name="gr39" draw:text-style-name="P3" draw:layer="layout" svg:width="0.889cm" svg:height="0.762cm" draw:transform="rotate (1.5707963267949) translate (11.087cm 6.58cm)">
          <text:p/>
          <draw:enhanced-geometry svg:viewBox="0 0 21600 21600" draw:text-areas="?f0 ?f8 ?f2 ?f9" draw:type="up-down-arrow" draw:modifiers="6520.35398230089 5944.9541284403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6" draw:layer="layout" svg:width="5.4cm" svg:height="0.878cm" svg:x="4.638cm" svg:y="7.861cm">
          <draw:text-box>
            <text:p><text:span text:style-name="T4">Open ID Connect</text:span></text:p>
          </draw:text-box>
        </draw:frame>
        <draw:g>
          <draw:custom-shape draw:style-name="gr41" draw:text-style-name="P23" draw:layer="layout" svg:width="1.77cm" svg:height="1.767cm" svg:x="9.844cm" svg:y="9.25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9.844cm" svg:y="12.2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10.043cm" svg:y="12.44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10.22cm" svg:y="12.6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9.91cm" svg:y="11.2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10.264cm" svg:y="11.61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10.446cm" svg:y1="11.828cm" svg:x2="10.379cm" svg:y2="12.768cm">
            <text:p/>
          </draw:line>
          <draw:line draw:style-name="gr21" draw:text-style-name="P19" draw:layer="layout" svg:x1="10.447cm" svg:y1="11.829cm" svg:x2="10.179cm" svg:y2="12.634cm">
            <text:p/>
          </draw:line>
          <draw:line draw:style-name="gr21" draw:text-style-name="P19" draw:layer="layout" svg:x1="10.447cm" svg:y1="11.829cm" svg:x2="9.978cm" svg:y2="12.433cm">
            <text:p/>
          </draw:line>
          <draw:custom-shape draw:style-name="gr47" draw:text-style-name="P22" draw:layer="layout" svg:width="0.461cm" svg:height="0.681cm" draw:transform="rotate (-3.14159265358979) translate (10.44cm 10.694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10.112cm" svg:y1="11.493cm" svg:x2="10.112cm" svg:y2="10.553cm">
            <text:p/>
          </draw:line>
        </draw:g>
        <draw:g>
          <draw:custom-shape draw:style-name="gr41" draw:text-style-name="P23" draw:layer="layout" svg:width="1.77cm" svg:height="1.767cm" svg:x="11.945cm" svg:y="9.25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11.945cm" svg:y="12.2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12.144cm" svg:y="12.44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12.321cm" svg:y="12.6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12.011cm" svg:y="11.2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12.365cm" svg:y="11.61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12.547cm" svg:y1="11.828cm" svg:x2="12.48cm" svg:y2="12.768cm">
            <text:p/>
          </draw:line>
          <draw:line draw:style-name="gr21" draw:text-style-name="P19" draw:layer="layout" svg:x1="12.548cm" svg:y1="11.829cm" svg:x2="12.28cm" svg:y2="12.634cm">
            <text:p/>
          </draw:line>
          <draw:line draw:style-name="gr21" draw:text-style-name="P19" draw:layer="layout" svg:x1="12.548cm" svg:y1="11.829cm" svg:x2="12.079cm" svg:y2="12.433cm">
            <text:p/>
          </draw:line>
          <draw:custom-shape draw:style-name="gr47" draw:text-style-name="P22" draw:layer="layout" svg:width="0.461cm" svg:height="0.681cm" draw:transform="rotate (-3.14159265358979) translate (12.541cm 10.694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12.213cm" svg:y1="11.493cm" svg:x2="12.213cm" svg:y2="10.553cm">
            <text:p/>
          </draw:line>
        </draw:g>
        <draw:g>
          <draw:custom-shape draw:style-name="gr41" draw:text-style-name="P23" draw:layer="layout" svg:width="1.77cm" svg:height="1.767cm" svg:x="13.945cm" svg:y="9.25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13.945cm" svg:y="12.2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14.144cm" svg:y="12.44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14.321cm" svg:y="12.6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14.011cm" svg:y="11.2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14.365cm" svg:y="11.61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14.547cm" svg:y1="11.828cm" svg:x2="14.48cm" svg:y2="12.768cm">
            <text:p/>
          </draw:line>
          <draw:line draw:style-name="gr21" draw:text-style-name="P19" draw:layer="layout" svg:x1="14.548cm" svg:y1="11.829cm" svg:x2="14.28cm" svg:y2="12.634cm">
            <text:p/>
          </draw:line>
          <draw:line draw:style-name="gr21" draw:text-style-name="P19" draw:layer="layout" svg:x1="14.548cm" svg:y1="11.829cm" svg:x2="14.079cm" svg:y2="12.433cm">
            <text:p/>
          </draw:line>
          <draw:custom-shape draw:style-name="gr47" draw:text-style-name="P22" draw:layer="layout" svg:width="0.461cm" svg:height="0.681cm" draw:transform="rotate (-3.14159265358979) translate (14.541cm 10.694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14.213cm" svg:y1="11.493cm" svg:x2="14.213cm" svg:y2="10.553cm">
            <text:p/>
          </draw:line>
        </draw:g>
      </draw:page>
      <draw:page draw:name="page4" draw:style-name="dp1" draw:master-page-name="Empty_25_20diagram">
        <draw:custom-shape draw:style-name="gr48" draw:text-style-name="P2" draw:layer="layout" svg:width="5.161cm" svg:height="6.096cm" svg:x="8.298cm" svg:y="16.207cm">
          <text:p/>
          <draw:enhanced-geometry svg:viewBox="0 0 21600 21600" draw:path-stretchpoint-x="10800" draw:path-stretchpoint-y="10800" draw:text-areas="?f3 ?f4 ?f5 ?f6" draw:type="round-rectangle" draw:modifiers="2228.53143590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6.604cm" svg:height="6.096cm" svg:x="1.397cm" svg:y="16.206cm">
          <text:p/>
          <draw:enhanced-geometry svg:viewBox="0 0 21600 21600" draw:path-stretchpoint-x="10800" draw:path-stretchpoint-y="10800" draw:text-areas="?f3 ?f4 ?f5 ?f6" draw:type="round-rectangle" draw:modifiers="2228.53143590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14.859cm" svg:height="10.041cm" svg:x="1.381cm" svg:y="4.2cm">
          <text:p/>
          <draw:enhanced-geometry svg:viewBox="0 0 21600 21600" draw:path-stretchpoint-x="10800" draw:path-stretchpoint-y="10800" draw:text-areas="?f3 ?f4 ?f5 ?f6" draw:type="round-rectangle" draw:modifiers="2228.53143590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3.36cm" svg:height="3.556cm" svg:x="11.468cm" svg:y="6.0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785cm" svg:height="0.962cm" svg:x="1.943cm" svg:y="4.762cm">
          <draw:text-box>
            <text:p>Kubernetes cluster</text:p>
          </draw:text-box>
        </draw:frame>
        <draw:custom-shape draw:style-name="gr35" draw:text-style-name="P27" draw:layer="layout" svg:width="6.858cm" svg:height="3.575cm" svg:x="4.102cm" svg:y="5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181cm" svg:height="0.895cm" svg:x="4.3cm" svg:y="6.251cm">
          <draw:text-box>
            <text:p><text:span text:style-name="T2">Drupal</text:span></text:p>
          </draw:text-box>
        </draw:frame>
        <draw:custom-shape draw:style-name="gr36" draw:text-style-name="P9" draw:layer="layout" svg:width="1.115cm" svg:height="0.844cm" svg:x="7.422cm" svg:y="7.0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3.237cm" svg:height="0.746cm" svg:x="7.277cm" svg:y="6.273cm">
          <draw:text-box>
            <text:p><text:span text:style-name="T1">User accounts</text:span></text:p>
          </draw:text-box>
        </draw:frame>
        <draw:frame draw:style-name="gr37" draw:text-style-name="P6" draw:layer="layout" svg:width="2.271cm" svg:height="0.725cm" svg:x="8.624cm" svg:y="7.09cm">
          <draw:text-box>
            <text:p><text:span text:style-name="T1">MariaDB</text:span></text:p>
          </draw:text-box>
        </draw:frame>
        <draw:custom-shape draw:style-name="gr36" draw:text-style-name="P9" draw:layer="layout" svg:width="1.115cm" svg:height="0.844cm" svg:x="12.312cm" svg:y="7.9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6" draw:layer="layout" svg:width="2.349cm" svg:height="0.725cm" svg:x="12.167cm" svg:y="7.194cm">
          <draw:text-box>
            <text:p><text:span text:style-name="T1">User files</text:span></text:p>
          </draw:text-box>
        </draw:frame>
        <draw:frame draw:style-name="gr8" draw:text-style-name="P6" draw:layer="layout" svg:width="3.181cm" svg:height="0.895cm" svg:x="11.595cm" svg:y="6.261cm">
          <draw:text-box>
            <text:p><text:span text:style-name="T2">OwnCloud</text:span></text:p>
          </draw:text-box>
        </draw:frame>
        <draw:g>
          <draw:custom-shape draw:style-name="gr41" draw:text-style-name="P23" draw:layer="layout" svg:width="1.77cm" svg:height="1.767cm" svg:x="1.778cm" svg:y="17.24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1.778cm" svg:y="20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1.977cm" svg:y="20.43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2.154cm" svg:y="20.6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1.844cm" svg:y="19.26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2.198cm" svg:y="19.60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2.38cm" svg:y1="19.817cm" svg:x2="2.313cm" svg:y2="20.757cm">
            <text:p/>
          </draw:line>
          <draw:line draw:style-name="gr21" draw:text-style-name="P19" draw:layer="layout" svg:x1="2.381cm" svg:y1="19.818cm" svg:x2="2.113cm" svg:y2="20.623cm">
            <text:p/>
          </draw:line>
          <draw:line draw:style-name="gr21" draw:text-style-name="P19" draw:layer="layout" svg:x1="2.381cm" svg:y1="19.818cm" svg:x2="1.912cm" svg:y2="20.422cm">
            <text:p/>
          </draw:line>
          <draw:custom-shape draw:style-name="gr47" draw:text-style-name="P22" draw:layer="layout" svg:width="0.461cm" svg:height="0.681cm" draw:transform="rotate (-3.14159265358979) translate (2.374cm 18.683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2.046cm" svg:y1="19.482cm" svg:x2="2.046cm" svg:y2="18.542cm">
            <text:p/>
          </draw:line>
        </draw:g>
        <draw:g>
          <draw:custom-shape draw:style-name="gr41" draw:text-style-name="P23" draw:layer="layout" svg:width="1.77cm" svg:height="1.767cm" svg:x="3.879cm" svg:y="17.24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3.879cm" svg:y="20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4.078cm" svg:y="20.43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4.255cm" svg:y="20.6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3.945cm" svg:y="19.26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4.299cm" svg:y="19.60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4.481cm" svg:y1="19.817cm" svg:x2="4.414cm" svg:y2="20.757cm">
            <text:p/>
          </draw:line>
          <draw:line draw:style-name="gr21" draw:text-style-name="P19" draw:layer="layout" svg:x1="4.482cm" svg:y1="19.818cm" svg:x2="4.214cm" svg:y2="20.623cm">
            <text:p/>
          </draw:line>
          <draw:line draw:style-name="gr21" draw:text-style-name="P19" draw:layer="layout" svg:x1="4.482cm" svg:y1="19.818cm" svg:x2="4.013cm" svg:y2="20.422cm">
            <text:p/>
          </draw:line>
          <draw:custom-shape draw:style-name="gr47" draw:text-style-name="P22" draw:layer="layout" svg:width="0.461cm" svg:height="0.681cm" draw:transform="rotate (-3.14159265358979) translate (4.475cm 18.683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4.147cm" svg:y1="19.482cm" svg:x2="4.147cm" svg:y2="18.542cm">
            <text:p/>
          </draw:line>
        </draw:g>
        <draw:g>
          <draw:custom-shape draw:style-name="gr41" draw:text-style-name="P23" draw:layer="layout" svg:width="1.77cm" svg:height="1.767cm" svg:x="5.879cm" svg:y="17.24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5.879cm" svg:y="20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6.078cm" svg:y="20.43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6.255cm" svg:y="20.6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5.945cm" svg:y="19.26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6.299cm" svg:y="19.60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6.481cm" svg:y1="19.817cm" svg:x2="6.414cm" svg:y2="20.757cm">
            <text:p/>
          </draw:line>
          <draw:line draw:style-name="gr21" draw:text-style-name="P19" draw:layer="layout" svg:x1="6.482cm" svg:y1="19.818cm" svg:x2="6.214cm" svg:y2="20.623cm">
            <text:p/>
          </draw:line>
          <draw:line draw:style-name="gr21" draw:text-style-name="P19" draw:layer="layout" svg:x1="6.482cm" svg:y1="19.818cm" svg:x2="6.013cm" svg:y2="20.422cm">
            <text:p/>
          </draw:line>
          <draw:custom-shape draw:style-name="gr47" draw:text-style-name="P22" draw:layer="layout" svg:width="0.461cm" svg:height="0.681cm" draw:transform="rotate (-3.14159265358979) translate (6.475cm 18.683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6.147cm" svg:y1="19.482cm" svg:x2="6.147cm" svg:y2="18.542cm">
            <text:p/>
          </draw:line>
        </draw:g>
        <draw:g>
          <draw:custom-shape draw:style-name="gr41" draw:text-style-name="P23" draw:layer="layout" svg:width="1.77cm" svg:height="1.767cm" svg:x="8.679cm" svg:y="17.24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4" draw:layer="layout" svg:width="1.346cm" svg:height="1.231cm" svg:x="8.679cm" svg:y="20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4" draw:layer="layout" svg:width="1.328cm" svg:height="1.229cm" svg:x="8.878cm" svg:y="20.43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4" draw:layer="layout" svg:width="1.328cm" svg:height="1.216cm" svg:x="9.055cm" svg:y="20.6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6cm" svg:height="0.814cm" svg:x="8.745cm" svg:y="19.26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0.399cm" svg:height="0.409cm" svg:x="9.099cm" svg:y="19.60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9" draw:layer="layout" svg:x1="9.281cm" svg:y1="19.817cm" svg:x2="9.214cm" svg:y2="20.757cm">
            <text:p/>
          </draw:line>
          <draw:line draw:style-name="gr21" draw:text-style-name="P19" draw:layer="layout" svg:x1="9.282cm" svg:y1="19.818cm" svg:x2="9.014cm" svg:y2="20.623cm">
            <text:p/>
          </draw:line>
          <draw:line draw:style-name="gr21" draw:text-style-name="P19" draw:layer="layout" svg:x1="9.282cm" svg:y1="19.818cm" svg:x2="8.813cm" svg:y2="20.422cm">
            <text:p/>
          </draw:line>
          <draw:custom-shape draw:style-name="gr47" draw:text-style-name="P22" draw:layer="layout" svg:width="0.461cm" svg:height="0.681cm" draw:transform="rotate (-3.14159265358979) translate (9.275cm 18.683cm)">
            <text:p/>
  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1" draw:text-style-name="P19" draw:layer="layout" svg:x1="8.947cm" svg:y1="19.482cm" svg:x2="8.947cm" svg:y2="18.542cm">
            <text:p/>
          </draw:line>
        </draw:g>
        <draw:custom-shape draw:style-name="gr41" draw:text-style-name="P23" draw:layer="layout" svg:width="1.77cm" svg:height="1.767cm" svg:x="10.78cm" svg:y="17.2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draw:layer="layout" svg:width="1.346cm" svg:height="1.231cm" svg:x="10.78cm" svg:y="20.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1.328cm" svg:height="1.229cm" svg:x="10.979cm" svg:y="20.4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draw:layer="layout" svg:width="1.328cm" svg:height="1.216cm" svg:x="11.156cm" svg:y="20.6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7" draw:layer="layout" svg:width="0.86cm" svg:height="0.814cm" svg:x="10.846cm" svg:y="19.26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0.399cm" svg:height="0.409cm" svg:x="11.2cm" svg:y="19.60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1.382cm" svg:y1="19.817cm" svg:x2="11.315cm" svg:y2="20.757cm">
          <text:p/>
        </draw:line>
        <draw:line draw:style-name="gr21" draw:text-style-name="P19" draw:layer="layout" svg:x1="11.383cm" svg:y1="19.818cm" svg:x2="11.115cm" svg:y2="20.623cm">
          <text:p/>
        </draw:line>
        <draw:line draw:style-name="gr21" draw:text-style-name="P19" draw:layer="layout" svg:x1="11.383cm" svg:y1="19.818cm" svg:x2="10.914cm" svg:y2="20.422cm">
          <text:p/>
        </draw:line>
        <draw:custom-shape draw:style-name="gr47" draw:text-style-name="P22" draw:layer="layout" svg:width="0.461cm" svg:height="0.681cm" draw:transform="rotate (-3.14159265358979) translate (11.376cm 18.683cm)">
          <text:p/>
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19" draw:layer="layout" svg:x1="11.048cm" svg:y1="19.482cm" svg:x2="11.048cm" svg:y2="18.542cm">
          <text:p/>
        </draw:line>
        <draw:frame draw:style-name="gr5" draw:text-style-name="P6" draw:layer="layout" svg:width="4.287cm" svg:height="0.802cm" svg:x="1.708cm" svg:y="16.325cm">
          <draw:text-box>
            <text:p><text:span text:style-name="T5">Cambridge Arcus</text:span></text:p>
          </draw:text-box>
        </draw:frame>
        <draw:frame draw:style-name="gr5" draw:text-style-name="P6" draw:layer="layout" svg:width="3.101cm" svg:height="0.802cm" svg:x="8.609cm" svg:y="16.326cm">
          <draw:text-box>
            <text:p><text:span text:style-name="T5">STFC cloud</text:span></text:p>
          </draw:text-box>
        </draw:frame>
        <draw:custom-shape draw:style-name="gr51" draw:text-style-name="P2" draw:layer="layout" svg:width="4.701cm" svg:height="6.096cm" svg:x="13.698cm" svg:y="16.208cm">
          <text:p/>
          <draw:enhanced-geometry svg:viewBox="0 0 21600 21600" draw:path-stretchpoint-x="10800" draw:path-stretchpoint-y="10800" draw:text-areas="?f3 ?f4 ?f5 ?f6" draw:type="round-rectangle" draw:modifiers="2228.53143590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draw:layer="layout" svg:width="1.346cm" svg:height="1.231cm" svg:x="14.079cm" svg:y="20.26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1.328cm" svg:height="1.229cm" svg:x="14.278cm" svg:y="20.43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draw:layer="layout" svg:width="1.328cm" svg:height="1.216cm" svg:x="14.455cm" svg:y="20.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7" draw:layer="layout" svg:width="0.86cm" svg:height="0.814cm" svg:x="14.145cm" svg:y="19.26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0.399cm" svg:height="0.409cm" svg:x="14.499cm" svg:y="19.60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681cm" svg:y1="19.818cm" svg:x2="14.614cm" svg:y2="20.758cm">
          <text:p/>
        </draw:line>
        <draw:line draw:style-name="gr21" draw:text-style-name="P19" draw:layer="layout" svg:x1="14.682cm" svg:y1="19.819cm" svg:x2="14.414cm" svg:y2="20.624cm">
          <text:p/>
        </draw:line>
        <draw:line draw:style-name="gr21" draw:text-style-name="P19" draw:layer="layout" svg:x1="14.682cm" svg:y1="19.819cm" svg:x2="14.213cm" svg:y2="20.423cm">
          <text:p/>
        </draw:line>
        <draw:custom-shape draw:style-name="gr41" draw:text-style-name="P23" draw:layer="layout" svg:width="1.77cm" svg:height="1.767cm" svg:x="14.081cm" svg:y="17.2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0.461cm" svg:height="0.681cm" draw:transform="rotate (-3.14159265358979) translate (14.675cm 18.684cm)">
          <text:p/>
          <draw:enhanced-geometry svg:viewBox="0 0 21600 21600" draw:glue-points="10800 0 0 10800 10800 21600 21600 10800" draw:text-areas="0 0 21600 ?f11" draw:mirror-horizontal="tru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19" draw:layer="layout" svg:x1="14.347cm" svg:y1="19.483cm" svg:x2="14.347cm" svg:y2="18.543cm">
          <text:p/>
        </draw:line>
        <draw:frame draw:style-name="gr5" draw:text-style-name="P6" draw:layer="layout" svg:width="2.805cm" svg:height="0.802cm" svg:x="14.009cm" svg:y="16.327cm">
          <draw:text-box>
            <text:p><text:span text:style-name="T5">Somerville</text:span></text:p>
          </draw:text-box>
        </draw:frame>
        <draw:custom-shape draw:style-name="gr35" draw:text-style-name="P27" draw:layer="layout" svg:width="6.858cm" svg:height="3.575cm" svg:x="4.103cm" svg:y="10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43cm" svg:height="0.962cm" svg:x="4.364cm" svg:y="11.077cm">
          <draw:text-box>
            <text:p>Session manager</text:p>
          </draw:text-box>
        </draw:frame>
        <draw:frame draw:style-name="gr5" draw:text-style-name="P6" draw:layer="layout" svg:width="4.977cm" svg:height="0.962cm" svg:x="4.364cm" svg:y="10.174cm">
          <draw:text-box>
            <text:p>Booking system</text:p>
          </draw:text-box>
        </draw:frame>
        <draw:g>
          <draw:custom-shape draw:style-name="gr31" draw:text-style-name="P3" draw:layer="layout" svg:width="1.016cm" svg:height="1.524cm" svg:x="4.718cm" svg:y="14.49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0" draw:text-style-name="P6" draw:layer="layout" svg:width="5.4cm" svg:height="0.878cm" svg:x="4.365cm" svg:y="14.76cm">
            <draw:text-box>
              <text:p><text:span text:style-name="T4">Open ID Connect</text:span></text:p>
            </draw:text-box>
          </draw:frame>
        </draw:g>
        <draw:g>
          <draw:custom-shape draw:style-name="gr31" draw:text-style-name="P3" draw:layer="layout" svg:width="1.016cm" svg:height="1.524cm" svg:x="4.718cm" svg:y="2.52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0" draw:text-style-name="P6" draw:layer="layout" svg:width="5.4cm" svg:height="0.878cm" svg:x="4.365cm" svg:y="2.789cm">
            <draw:text-box>
              <text:p><text:span text:style-name="T4">Open ID Connect</text:span></text:p>
            </draw:text-box>
          </draw:frame>
        </draw:g>
        <draw:custom-shape draw:style-name="gr52" draw:text-style-name="P24" draw:layer="layout" svg:width="2.921cm" svg:height="1.035cm" svg:x="6.95cm" svg:y="1.254cm">
          <text:p text:style-name="P3"><text:span text:style-name="T5">IRIS I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draw:layer="layout" svg:width="2.921cm" svg:height="1.035cm" svg:x="10.05cm" svg:y="1.254cm">
          <text:p text:style-name="P3"><text:span text:style-name="T5">E</text:span><text:span text:style-name="T5">A</text:span><text:span text:style-name="T5">S</text:span><text:span text:style-name="T5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draw:layer="layout" svg:width="2.921cm" svg:height="1.035cm" svg:x="13.15cm" svg:y="1.254cm">
          <text:p text:style-name="P3"><text:span text:style-name="T5">G</text:span><text:span text:style-name="T5">i</text:span><text:span text:style-name="T5">t</text:span><text:span text:style-name="T5">H</text:span><text:span text:style-name="T5">u</text:span><text:span text:style-name="T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draw:layer="layout" svg:width="2.921cm" svg:height="1.035cm" svg:x="16.25cm" svg:y="1.254cm">
          <text:p text:style-name="P3"><text:span text:style-name="T5">G</text:span><text:span text:style-name="T5">o</text:span><text:span text:style-name="T5">o</text:span><text:span text:style-name="T5">g</text:span><text:span text:style-name="T5">l</text:span><text:span text:style-name="T5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draw:layer="layout" svg:width="2.921cm" svg:height="1.035cm" svg:x="3.85cm" svg:y="1.254cm">
          <text:p text:style-name="P3"><text:span text:style-name="T5">E</text:span><text:span text:style-name="T5">D</text:span><text:span text:style-name="T5">U</text:span><text:span text:style-name="T5">R</text:span><text:span text:style-name="T5">O</text:span><text:span text:style-name="T5">A</text:span><text:span text:style-name="T5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a6" draw:end-color="#ffde59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01-16T06:13:05.089969511</dc:date>
    <meta:editing-duration>PT20M25S</meta:editing-duration>
    <meta:editing-cycles>4</meta:editing-cycles>
    <meta:generator>LibreOffice/7.2.7.2$Linux_X86_64 LibreOffice_project/20$Build-2</meta:generator>
    <meta:document-statistic meta:object-count="260"/>
  </office:meta>
</office:document-meta>
</file>